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1a95" officeooo:paragraph-rsid="00001a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 F (4x)</text:p>
      <text:p text:style-name="P1">Vorsicht, pass lieber auf - zu deiner Sicherheit</text:p>
      <text:p text:style-name="P1">bis zum Countdown Zero fehlt nur noch ne Kleinigkeit</text:p>
      <text:p text:style-name="P1">bin völlig durchgedreht, die Sehnsucht bringt mich um</text:p>
      <text:p text:style-name="P1">um mich zu beruhigen hilft mir auch kein Morphium</text:p>
      <text:p text:style-name="P1"/>
      <text:p text:style-name="P1">B/F G B/F G D C B/F G</text:p>
      <text:p text:style-name="P1">Du machst mich verrückt vor Sehnsucht nach dir</text:p>
      <text:p text:style-name="P1">Ich lauf den ganzen Tag hin und her vor deiner Tür</text:p>
      <text:p text:style-name="P1">völlig durchgedreht – wie die Welt um mich stillsteht</text:p>
      <text:p text:style-name="P1">Du hast mein Herz gefickt!</text:p>
      <text:p text:style-name="P1"/>
      <text:p text:style-name="P1">E F F# G</text:p>
      <text:p text:style-name="P1">Männer denken mit dem Penis</text:p>
      <text:p text:style-name="P1">doch alles was ich versteh, ist</text:p>
      <text:p text:style-name="P1">du machst mich vollkommen geil - </text:p>
      <text:p text:style-name="P1">und nicht nur ein Körperteil!</text:p>
      <text:p text:style-name="P1"/>
      <text:p text:style-name="P1">Ob du Elefanten magst, das interessiert mich nicht</text:p>
      <text:p text:style-name="P1">was du über Nietzsche sagst - Scheiße, das kapier ich nicht</text:p>
      <text:p text:style-name="P1">Was tut man gegen Sexisten, wie man Klassenkampf gewinnt</text:p>
      <text:p text:style-name="P1">will ich alles gar nicht wissen, Ich bin halt vor Liebe blind</text:p>
      <text:p text:style-name="P1"/>
      <text:p text:style-name="P1">Ich werd verrückt vor Sehnsucht nach dir</text:p>
      <text:p text:style-name="P1">Ich lauf die ganze Nacht hin und her vor deiner Tür</text:p>
      <text:p text:style-name="P1">völlig durchgedreht – wie die Welt um mich stillsteht</text:p>
      <text:p text:style-name="P1">Du hast mein Herz gefickt!</text:p>
      <text:p text:style-name="P1"/>
      <text:p text:style-name="P1">Ich hab dir ein Lied geschrieben</text:p>
      <text:p text:style-name="P1">warum bist du nicht geblieben</text:p>
      <text:p text:style-name="P1">du sagst ich wär Ignorant</text:p>
      <text:p text:style-name="P1">wie hast du das nur erkannt!</text:p>
      <text:p text:style-name="P1"/>
      <text:p text:style-name="P1">Solo!</text:p>
      <text:p text:style-name="P1"/>
      <text:p text:style-name="P1">Jetzt steh ich auf dem Hochhaus, den Abschiedsbrief in der Hand</text:p>
      <text:p text:style-name="P1">nicht dem Teufel sondern dir gab ich meine Seele als Pfand</text:p>
      <text:p text:style-name="P1">in meinem letzten Willen steht in verschnörkelter Schrift</text:p>
      <text:p text:style-name="P1">ein Kuss für meine Leiche - mehr interessiert mich nicht!</text:p>
      <text:p text:style-name="P1"/>
      <text:p text:style-name="P1">Ich mach mich verrückt vor Sehnsucht nach dir</text:p>
      <text:p text:style-name="P1">die Ärzte sagen, ich bin etwas verwirrt</text:p>
      <text:p text:style-name="P1">völlig durchgedreht – wie die Welt um mich stillsteht</text:p>
      <text:p text:style-name="P1">Du hast mein Herz gefickt!</text:p>
      <text:p text:style-name="P1"/>
      <text:p text:style-name="P1">Ob ich dich jetzt wirklich liebe</text:p>
      <text:p text:style-name="P1">Ob ich ewig bei dir bliebe</text:p>
      <text:p text:style-name="P1">Was dein echter Name ist</text:p>
      <text:p text:style-name="P1">Ich weiß nur, dass du unglaublich bis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3:34:42.199211920</meta:creation-date>
    <dc:date>2016-03-17T13:44:32.895011450</dc:date>
    <meta:editing-duration>PT9M50S</meta:editing-duration>
    <meta:editing-cycles>1</meta:editing-cycles>
    <meta:document-statistic meta:table-count="0" meta:image-count="0" meta:object-count="0" meta:page-count="1" meta:paragraph-count="40" meta:word-count="289" meta:character-count="1568" meta:non-whitespace-character-count="1315"/>
    <meta:generator>LibreOffice/4.3.3.2$Linux_X86_64 LibreOffice_project/430m0$Build-2</meta:generator>
  </office:meta>
</office:document-meta>
</file>